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1" style:family="paragraph">
      <style:paragraph-properties fo:margin-left="0cm" fo:margin-right="0cm" fo:text-align="center" fo:text-indent="0cm"/>
      <style:text-properties fo:font-family="'Arial Black'" style:font-family-generic="swiss" style:font-pitch="variable" fo:font-size="48pt" style:font-size-asian="48pt" style:font-size-complex="48pt"/>
    </style:style>
    <style:style style:name="P2" style:family="paragraph">
      <style:paragraph-properties fo:margin-left="0cm" fo:margin-right="0cm" fo:text-align="center" fo:text-indent="0cm"/>
      <style:text-properties fo:font-family="'Arial Black'" style:font-family-generic="swiss" style:font-pitch="variable" fo:font-size="48pt" fo:font-weight="bold" style:font-size-asian="48pt" style:font-size-complex="48pt"/>
    </style:style>
    <style:style style:name="P3" style:family="paragraph">
      <style:paragraph-properties fo:margin-left="0cm" fo:margin-right="0cm" fo:text-indent="0cm"/>
    </style:style>
    <style:style style:name="T1" style:family="text">
      <style:text-properties fo:font-family="'Arial Black'" style:font-family-generic="swiss" style:font-pitch="variable" fo:font-size="48pt" fo:language="pl" fo:country="PL" fo:font-weight="bold" style:font-size-asian="48pt" style:language-asian="pl" style:country-asian="PL" style:font-size-complex="48pt" style:language-complex="pl" style:country-complex="PL"/>
    </style:style>
    <style:style style:name="T2" style:family="text">
      <style:text-properties fo:font-family="'Arial Black'" style:font-family-generic="swiss" style:font-pitch="variable" fo:font-size="48pt" fo:font-weight="bold"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Panie proszę zabierz mnie</text:span></text:p>
            <text:p text:style-name="P1"><text:span text:style-name="T1">Tam, gdzie jest Twój tron.</text:span></text:p>
            <text:p text:style-name="P1"><text:span text:style-name="T1">Zabierz mnie od tłumu ludzi</text:span></text:p>
            <text:p text:style-name="P1"><text:span text:style-name="T1">Przed oblicze Twe.</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Chcę być Panie blisko Ciebie</text:span></text:p>
            <text:p text:style-name="P1"><text:span text:style-name="T1">Patrzeć w Twoją twarz.</text:span></text:p>
            <text:p text:style-name="P1"><text:span text:style-name="T1">Świat zostawić gdzieś daleko</text:span></text:p>
            <text:p text:style-name="P1"><text:span text:style-name="T1">W twych objęciach trwać.</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Zabierz mnie tam,</text:span></text:p>
            <text:p text:style-name="P1"><text:span text:style-name="T1">gdzie Miejsce Najświętsze</text:span></text:p>
            <text:p text:style-name="P1"><text:span text:style-name="T1">Zabierz mnie</text:span></text:p>
            <text:p text:style-name="P1"><text:span text:style-name="T1">przez Baranka krew</text:span></text:p>
            <text:p text:style-name="P1"><text:span text:style-name="T1">Zabierz mnie tam,</text:span></text:p>
            <text:p text:style-name="P1"><text:span text:style-name="T1">gdzie Miejsce Najświętsze</text:span></text:p>
            <text:p text:style-name="P1"><text:span text:style-name="T2">Ogień włóż, dotknij ust,</text:span></text:p>
            <text:p text:style-name="P1"><text:span text:style-name="T2">otom jest</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style:name="slajd_5f_wzorzec.-notes" style:display-name="slajd_wzorze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style:name="slajd_5f_wzorzec.-outline1" style:display-name="slajd_wzorze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style style:name="slajd_5f_wzorzec.-subtitle" style:display-name="slajd_wzorzec.-subtitle" style:family="presentation">
      <style:graphic-properties draw:stroke="none" draw:fill="none" draw:textarea-vertical-align="middle">
        <text:list-style style:name="slajd_5f_wzorzec.-subtitle" style:display-name="slajd_wzorze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title" style:display-name="slajd_wzorzec.-title" style:family="presentation">
      <style:graphic-properties draw:stroke="none" draw:fill="none" draw:textarea-vertical-align="middle">
        <text:list-style style:name="slajd_5f_wzorzec.-title" style:display-name="slajd_wzorze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slajd_5f_wzorzec.-backgroundobjects">
      <style:graphic-properties draw:stroke="none" draw:fill="none" draw:fill-color="#ffffff" draw:auto-grow-height="false" fo:min-height="1.449cm"/>
    </style:style>
    <style:style style:name="Mpr2" style:family="presentation" style:parent-style-name="slajd_5f_wzorzec.-backgroundobjects">
      <style:graphic-properties draw:stroke="none" draw:fill="none" draw:fill-color="#ffffff" draw:auto-grow-height="false" fo:min-height="1.397cm"/>
    </style:style>
    <style:style style:name="Mpr3" style:family="presentation" style:parent-style-name="slajd_5f_wzorzec.-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M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creation-date>2006-05-06T00:46:00</meta:creation-date>
    <dc:date>2014-10-27T20:13:19.78</dc:date>
    <dc:language>en-US</dc:language>
    <meta:editing-cycles>5</meta:editing-cycles>
    <meta:editing-duration>PT16M26S</meta:editing-duration>
    <meta:document-statistic meta:object-count="24"/>
    <meta:user-defined meta:name="Info 1"/>
    <meta:user-defined meta:name="Info 2"/>
    <meta:user-defined meta:name="Info 3"/>
    <meta:user-defined meta:name="Info 4"/>
  </office:meta>
</office:document-meta>
</file>